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021cm"/>
    </style:style>
    <style:style style:name="pr2" style:family="presentation" style:parent-style-name="Default-outline1">
      <style:graphic-properties draw:fill-color="#ffffff" fo:min-height="12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345cm" svg:height="3.021cm" svg:x="2.297cm" svg:y="1.905cm" presentation:class="title">
          <draw:text-box>
            <text:p text:style-name="P1">BACnet Developer Training</text:p>
          </draw:text-box>
        </draw:frame>
        <draw:frame presentation:style-name="pr2" draw:text-style-name="P2" draw:layer="layout" svg:width="23.345cm" svg:height="13.629cm" svg:x="2.297cm" svg:y="5.584cm" presentation:class="outline" presentation:user-transformed="true">
          <draw:text-box>
            <text:list text:style-name="L2">
              <text:list-item>
                <text:p text:style-name="P2">Basics of BACnet</text:p>
              </text:list-item>
            </text:list>
            <text:list text:style-name="L2">
              <text:list-item>
                <text:p text:style-name="P2">LAN Media Types (BACnet/IP, MS/TP)</text:p>
              </text:list-item>
            </text:list>
            <text:list text:style-name="L2">
              <text:list-item>
                <text:p text:style-name="P2">Basic Packet Structure and Encoding</text:p>
              </text:list-item>
            </text:list>
            <text:list text:style-name="L2">
              <text:list-item>
                <text:p text:style-name="P2">Essential BACnet Objects and Services</text:p>
              </text:list-item>
            </text:list>
            <text:list text:style-name="L2">
              <text:list-item>
                <text:p text:style-name="P2">Efficient BACnet Networks</text:p>
              </text:list-item>
            </text:list>
            <text:list text:style-name="L2">
              <text:list-item>
                <text:p text:style-name="P2">Network Tools</text:p>
              </text:list-item>
            </text:list>
            <text:list text:style-name="L2">
              <text:list-item>
                <text:p text:style-name="P2">Testing and Certifying Products</text:p>
              </text:list-item>
            </text:list>
            <text:list text:style-name="L2">
              <text:list-item>
                <text:p text:style-name="P2">Developer Worksho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pr1" draw:text-style-name="P1" draw:layer="backgroundobjects" svg:width="6.043cm" svg:height="1.351cm" svg:x="2.297cm" svg:y="18.84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2cm" svg:height="1.351cm" svg:x="9.871cm" svg:y="18.84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3cm" svg:height="1.351cm" svg:x="19.598cm" svg:y="18.84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teve Karg</meta:initial-creator>
    <meta:creation-date>2008-05-09T13:43:34</meta:creation-date>
    <dc:creator>Steve Karg</dc:creator>
    <dc:date>2008-05-19T14:36:24</dc:date>
    <meta:editing-cycles>4</meta:editing-cycles>
    <meta:editing-duration>PT15M6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